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ejaVu Sans" fo:font-size="14pt" fo:language="ru" fo:country="RU" style:font-size-asian="14pt" style:font-size-complex="14pt"/>
    </style:style>
    <style:style style:name="P2" style:family="paragraph" style:parent-style-name="Standard">
      <style:text-properties style:font-name="DejaVu Sans" fo:font-size="14pt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DejaVu Sans" fo:font-size="14pt" style:font-size-asian="14pt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DejaVu Sans" fo:font-size="14pt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style:font-name="DejaVu Sans" fo:font-size="14pt" officeooo:paragraph-rsid="001f8ce8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DejaVu Sans" fo:font-size="14pt" officeooo:paragraph-rsid="00065940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DejaVu Sans" fo:font-size="14pt" officeooo:rsid="0024d28c" officeooo:paragraph-rsid="0024d28c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DejaVu Sans" fo:font-size="14pt" fo:language="none" fo:country="none" fo:font-weight="normal" officeooo:rsid="0022f53e" officeooo:paragraph-rsid="0022f53e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 fo:keep-with-next="always"/>
      <style:text-properties style:font-name="DejaVu Sans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4d28c" officeooo:paragraph-rsid="0024d28c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3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863dc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4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926b7" officeooo:paragraph-rsid="002926b7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P15" style:family="paragraph" style:parent-style-name="Standard">
      <style:paragraph-properties fo:margin-left="0cm" fo:margin-right="0cm" fo:text-indent="1.27cm" style:auto-text-indent="false"/>
      <style:text-properties style:font-name="DejaVu Sans" fo:font-size="14pt" style:font-size-asian="14pt" style:font-size-complex="14pt"/>
    </style:style>
    <style:style style:name="P16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DejaVu Sans" fo:font-size="14pt" style:font-size-asian="14pt" style:font-size-complex="14pt"/>
    </style:style>
    <style:style style:name="P17" style:family="paragraph" style:parent-style-name="Text_20_body">
      <style:paragraph-properties fo:margin-top="0cm" fo:margin-bottom="0cm" loext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DejaVu Sans" fo:font-size="14pt" fo:language="ru" fo:country="RU" fo:font-style="normal" style:text-underline-style="none" fo:font-weight="normal" officeooo:rsid="002863dc" officeooo:paragraph-rsid="002863dc" style:text-blinking="false" fo:background-color="transparent" style:font-size-asian="14pt" style:font-weight-asian="normal" style:font-name-complex="Calibri Light" style:font-size-complex="14pt" style:font-weight-complex="normal"/>
    </style:style>
    <style:style style:name="T1" style:family="text">
      <style:text-properties fo:language="none" fo:country="none" fo:font-weight="bold" style:font-weight-asian="bold"/>
    </style:style>
    <style:style style:name="T2" style:family="text">
      <style:text-properties fo:language="none" fo:country="none" fo:font-weight="bold" officeooo:rsid="0024b9d5" style:font-weight-asian="bold"/>
    </style:style>
    <style:style style:name="T3" style:family="text">
      <style:text-properties fo:letter-spacing="0.007cm" fo:font-weight="normal" style:font-name-asian="Times New Roman1" style:font-weight-asian="normal" style:font-name-complex="Times New Roman1" style:font-weight-complex="normal"/>
    </style:style>
    <style:style style:name="T4" style:family="text">
      <style:text-properties fo:letter-spacing="0.007cm" fo:font-weight="normal" style:font-name-asian="Times New Roman1" style:font-weight-asian="normal" style:font-name-complex="Times New Roman1" style:font-weight-complex="normal" style:text-scale="98%"/>
    </style:style>
    <style:style style:name="T5" style:family="text">
      <style:text-properties fo:letter-spacing="0.007cm" fo:language="ru" fo:country="RU" fo:font-weight="normal" style:font-name-asian="Times New Roman1" style:font-weight-asian="normal" style:font-name-complex="Times New Roman1" style:font-weight-complex="normal" style:text-scale="98%"/>
    </style:style>
    <style:style style:name="T6" style:family="text">
      <style:text-properties fo:letter-spacing="-0.002cm" fo:font-weight="normal" style:font-name-asian="Times New Roman1" style:font-weight-asian="normal" style:font-name-complex="Times New Roman1" style:font-weight-complex="normal" style:text-scale="98%"/>
    </style:style>
    <style:style style:name="T7" style:family="text">
      <style:text-properties fo:language="ru" fo:country="RU"/>
    </style:style>
    <style:style style:name="T8" style:family="text">
      <style:text-properties fo:color="#000000" fo:language="none" fo:country="none" officeooo:rsid="0020d632" style:font-name-asian="Arial" style:font-name-complex="Times New Roman1"/>
    </style:style>
    <style:style style:name="T9" style:family="text">
      <style:text-properties officeooo:rsid="0020d632"/>
    </style:style>
    <style:style style:name="T10" style:family="text">
      <style:text-properties officeooo:rsid="0022f53e"/>
    </style:style>
    <style:style style:name="T11" style:family="text">
      <style:text-properties officeooo:rsid="0024d28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4">МИНИСТЕРСТВО НАУКИ <text:s/>И ВЫСШЕГО</text:span><text:span text:style-name="T3"> </text:span><text:span text:style-name="T5">ОБРАЗОВАНИЯ</text:span><text:span text:style-name="T4"> РОССИЙСКОЙ ФЕДЕРАЦИ</text:span><text:span text:style-name="T6">И</text:span></text:p>
      <text:p text:style-name="P9">федеральное государственное АВТОНОМНОЕ образовательное учреждение высшего <text:s/>образования</text:p>
      <text:p text:style-name="P10">«Национальный исследовательский ядерный университет «МИФИ»</text:p>
      <text:p text:style-name="P11">Обнинский институт атомной энергетики </text:p>
      <text:p text:style-name="P1">Отделение интеллектуальных кибернетических систем</text:p>
      <text:p text:style-name="P3"/>
      <text:p text:style-name="P3"/>
      <text:p text:style-name="P7"><text:span text:style-name="T2">К</text:span><text:span text:style-name="T1">урсовая работа</text:span></text:p>
      <text:p text:style-name="P5">по курсу «<text:span text:style-name="T8">Проектирование информационных систем</text:span>»</text:p>
      <text:p text:style-name="P8">Вариант <text:span text:style-name="T11">9</text:span>.</text:p>
      <text:p text:style-name="P4"/>
      <text:p text:style-name="P4"/>
      <text:p text:style-name="P4"/>
      <text:p text:style-name="P4"/>
      <text:p text:style-name="P2">Подписи:</text:p>
      <text:p text:style-name="P15">Исполнитель</text:p>
      <text:p text:style-name="P15">студент гр. ИС-Б<text:span text:style-name="T7">17</text:span><text:tab/> <text:s text:c="2"/>__________________<text:tab/> <text:s text:c="5"/>В. Ю. Петренко</text:p>
      <text:p text:style-name="P15"/>
      <text:p text:style-name="P15">Принял</text:p>
      <text:p text:style-name="P15"><text:span text:style-name="T10">д.т.н., профессор<text:tab/><text:tab/> <text:s/></text:span><text:s/>__________________ <text:s text:c="5"/><text:span text:style-name="T9">Н. Л. Сальников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6">Обнинск, <text:span text:style-name="T7">2020</text:span></text:p>
      <text:p text:style-name="P12"><text:soft-page-break/>Вариант 9 - Проектирование работы отдела кадров.</text:p>
      <text:p text:style-name="P13">Контекстная диаграмма по нотации dfd</text:p>
      <text:p text:style-name="P13">Внешние сущности-соискатели и работодатели</text:p>
      <text:p text:style-name="P13">Убрать лишних людей и добавить процессы для автоматизации(выдача тестовых вопросов, сортировка заявок и тд)</text:p>
      <text:p text:style-name="P14">входит в систему 3, выходит 4..</text:p>
      <text:p text:style-name="P13">детализация-декомпозиция</text:p>
      <text:p text:style-name="P13"/>
      <text:p text:style-name="P13"/>
      <text:p text:style-name="P13"><text:a xlink:type="simple" xlink:href="https://vunivere.ru/work7124?screenshots=1" text:style-name="Internet_20_link" text:visited-style-name="Visited_20_Internet_20_Link">https://vunivere.ru/work7124?screenshots=1</text:a></text:p>
      <text:p text:style-name="P13"/>
      <text:p text:style-name="P13"><text:a xlink:type="simple" xlink:href="https://studfile.net/preview/1854284/page:2/" text:style-name="Internet_20_link" text:visited-style-name="Visited_20_Internet_20_Link">https://studfile.net/preview/1854284/page:2/</text:a></text:p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alibri Light" svg:font-family="'Calibri Light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2pt" fo:language="ru" fo:country="RU" style:letter-kerning="false" style:font-name-asian="Calibri1" style:font-size-asian="10pt" style:language-asian="en" style:country-asian="US" style:font-name-complex="DejaVu Sans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line-height="150%" fo:text-align="justify" style:justify-single-word="false"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letter-kerning="false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font-size-asian="14pt" style:font-name-complex="OpenSymbol1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1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1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1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4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6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7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0T14:02:00</meta:creation-date>
    <meta:initial-creator>Егор Беляев</meta:initial-creator>
    <dc:language>ru-RU</dc:language>
    <dc:date>2020-11-22T17:50:33.857062334</dc:date>
    <meta:editing-cycles>35</meta:editing-cycles>
    <meta:editing-duration>PT7H2M42S</meta:editing-duration>
    <meta:generator>LibreOffice/6.0.7.3$Linux_X86_64 LibreOffice_project/00m0$Build-3</meta:generator>
    <meta:document-statistic meta:table-count="0" meta:image-count="0" meta:object-count="0" meta:page-count="2" meta:paragraph-count="22" meta:word-count="93" meta:character-count="899" meta:non-whitespace-character-count="807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